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font-size-complex="18pt"/>
    </style:style>
    <style:style style:name="P3" style:family="paragraph" style:parent-style-name="Standard">
      <style:paragraph-properties fo:line-height="150%"/>
      <style:text-properties style:font-name="標楷體" fo:font-size="14pt" style:font-name-asian="標楷體" style:font-size-asian="14pt" style:language-asian="zh" style:country-asian="TW" style:font-size-complex="14pt"/>
    </style:style>
    <style:style style:name="P4" style:family="paragraph" style:parent-style-name="Standard" style:master-page-name="MP0">
      <style:paragraph-properties fo:text-align="center" style:justify-single-word="false" style:page-number="auto" fo:break-before="page"/>
      <style:text-properties fo:font-size="18pt" style:font-name-asian="標楷體" style:font-size-asian="18pt" style:font-size-complex="18pt"/>
    </style:style>
    <style:style style:name="P5" style:family="paragraph" style:parent-style-name="Standard" style:list-style-name="L1">
      <style:paragraph-properties fo:line-height="150%"/>
      <style:text-properties style:font-name="標楷體" fo:font-size="14pt" style:font-name-asian="標楷體" style:font-size-asian="14pt" style:font-size-complex="14pt"/>
    </style:style>
    <style:style style:name="P6" style:family="paragraph" style:parent-style-name="Standard" style:list-style-name="L2">
      <style:paragraph-properties fo:line-height="150%"/>
      <style:text-properties style:font-name="標楷體" fo:font-size="14pt" style:font-name-asian="標楷體" style:font-size-asian="14pt" style:language-asian="zh" style:country-asian="TW" style:font-size-complex="14pt"/>
    </style:style>
    <style:style style:name="P7" style:family="paragraph" style:parent-style-name="Standard" style:list-style-name="L1">
      <style:paragraph-properties fo:line-height="150%"/>
    </style:style>
    <style:style style:name="P8" style:family="paragraph" style:parent-style-name="Standard" style:list-style-name="L3">
      <style:paragraph-properties fo:line-height="150%"/>
    </style:style>
    <style:style style:name="P9" style:family="paragraph" style:parent-style-name="Standard" style:list-style-name="L2">
      <style:paragraph-properties fo:line-height="150%"/>
    </style:style>
    <style:style style:name="P10" style:family="paragraph" style:parent-style-name="Standard" style:list-style-name="L4">
      <style:paragraph-properties fo:line-height="150%"/>
    </style:style>
    <style:style style:name="P11" style:family="paragraph" style:parent-style-name="Standard" style:list-style-name="L2">
      <style:paragraph-properties fo:line-height="150%"/>
      <style:text-properties fo:font-size="14pt" style:font-name-asian="標楷體" style:font-size-asian="14pt" style:font-size-complex="14pt"/>
    </style:style>
    <style:style style:name="P12" style:family="paragraph" style:parent-style-name="Standard" style:list-style-name="L3">
      <style:paragraph-properties fo:line-height="150%"/>
      <style:text-properties fo:font-size="14pt" style:font-name-asian="標楷體" style:font-size-asian="14pt" style:font-size-complex="14pt"/>
    </style:style>
    <style:style style:name="P13" style:family="paragraph" style:parent-style-name="Standard" style:list-style-name="L3">
      <style:paragraph-properties fo:line-height="150%"/>
      <style:text-properties fo:font-size="14pt" style:font-name-asian="標楷體" style:font-size-asian="14pt" style:language-asian="zh" style:country-asian="TW" style:font-size-complex="14pt"/>
    </style:style>
    <style:style style:name="P14" style:family="paragraph" style:parent-style-name="Standard" style:list-style-name="L2">
      <style:paragraph-properties fo:line-height="150%"/>
      <style:text-properties fo:font-size="14pt" style:font-size-asian="14pt" style:font-size-complex="14pt"/>
    </style:style>
    <style:style style:name="P15" style:family="paragraph" style:parent-style-name="Text_20_body" style:list-style-name="L4">
      <style:paragraph-properties fo:line-height="150%"/>
    </style:style>
    <style:style style:name="P16" style:family="paragraph" style:parent-style-name="Text_20_body" style:list-style-name="L4">
      <style:paragraph-properties fo:line-height="150%"/>
      <style:text-properties fo:font-size="14pt" style:font-size-asian="14pt" style:font-size-complex="14pt"/>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language-asian="zh" style:country-asian="TW" style:font-size-complex="14pt"/>
    </style:style>
    <style:style style:name="T3" style:family="text">
      <style:text-properties style:font-name="標楷體" fo:font-size="14pt" fo:letter-spacing="0.049cm" style:font-name-asian="標楷體" style:font-size-asian="14pt" style:language-asian="zh" style:country-asian="TW" style:font-size-complex="14pt"/>
    </style:style>
    <style:style style:name="T4" style:family="text">
      <style:text-properties style:font-name="標楷體" fo:letter-spacing="0.049cm" style:font-name-asian="標楷體"/>
    </style:style>
    <style:style style:name="T5" style:family="text">
      <style:text-properties style:font-name="標楷體" fo:letter-spacing="0.049cm" style:font-name-asian="標楷體" style:language-asian="zh" style:country-asian="TW"/>
    </style:style>
    <style:style style:name="T6" style:family="text">
      <style:text-properties style:font-name="標楷體" fo:letter-spacing="0.049cm" fo:language="en" fo:country="US" style:font-name-asian="標楷體"/>
    </style:style>
    <style:style style:name="T7" style:family="text">
      <style:text-properties style:font-name="標楷體" fo:letter-spacing="0.049cm" fo:language="en" fo:country="US" style:font-name-asian="標楷體" style:language-asian="zh" style:country-asian="TW"/>
    </style:style>
    <style:style style:name="T8" style:family="text">
      <style:text-properties style:font-name="標楷體" style:font-name-asian="標楷體"/>
    </style:style>
    <style:style style:name="T9" style:family="text">
      <style:text-properties fo:font-size="14pt" style:font-name-asian="標楷體" style:font-size-asian="14pt" style:font-size-complex="14pt"/>
    </style:style>
    <style:style style:name="T10" style:family="text">
      <style:text-properties fo:font-size="14pt" style:font-name-asian="標楷體" style:font-size-asian="14pt" style:language-asian="zh" style:country-asian="TW" style:font-size-complex="14pt"/>
    </style:style>
    <style:style style:name="T11" style:family="text">
      <style:text-properties fo:font-size="14pt" fo:language="en" fo:country="US" style:font-name-asian="標楷體" style:font-size-asian="14pt" style:font-size-complex="14pt"/>
    </style:style>
    <style:style style:name="T12" style:family="text">
      <style:text-properties fo:color="#000000" style:font-name="標楷體" fo:font-size="14pt" style:font-name-asian="標楷體" style:font-size-asian="14pt" style:font-size-complex="14pt"/>
    </style:style>
    <style:style style:name="T13" style:family="text">
      <style:text-properties fo:color="#000000" style:font-name="標楷體" fo:font-size="14pt" style:font-name-asian="標楷體" style:font-size-asian="14pt" style:language-asian="zh" style:country-asian="TW" style:font-size-complex="14pt"/>
    </style:style>
    <style:style style:name="T14" style:family="text">
      <style:text-properties fo:color="#000000" style:font-name="標楷體" fo:font-size="14pt" fo:language="en" fo:country="US" style:font-name-asian="標楷體" style:font-size-asian="14pt" style:font-size-complex="14pt"/>
    </style:style>
    <style:style style:name="T15" style:family="text">
      <style:text-properties fo:color="#000000" style:font-name="標楷體" fo:font-size="14pt" fo:letter-spacing="0.049cm" fo:language="en" fo:country="US" style:font-name-asian="標楷體" style:font-size-asian="14pt" style:language-asian="zh" style:country-asian="TW" style:font-size-complex="14pt"/>
    </style:style>
    <style:style style:name="T16" style:family="text">
      <style:text-properties fo:color="#000000" style:font-name="標楷體" fo:letter-spacing="0.049cm" fo:language="en" fo:country="US" style:font-name-asian="標楷體"/>
    </style:style>
    <style:style style:name="T17" style:family="text">
      <style:text-properties fo:color="#000000" style:font-name="標楷體" fo:letter-spacing="0.049cm" style:font-name-asian="標楷體"/>
    </style:style>
    <style:style style:name="T18" style:family="text">
      <style:text-properties fo:color="#000000" style:font-name="標楷體" fo:letter-spacing="0.049cm" style:font-name-asian="標楷體" style:language-asian="zh" style:country-asian="TW"/>
    </style:style>
    <style:style style:name="T19" style:family="text">
      <style:text-properties fo:color="#000000" style:font-name="標楷體" style:font-name-asian="標楷體"/>
    </style:style>
    <style:style style:name="T20" style:family="text">
      <style:text-properties fo:color="#000000" fo:font-size="14pt" style:font-name-asian="標楷體" style:font-size-asian="14pt" style:font-size-complex="14pt"/>
    </style:style>
    <style:style style:name="T21" style:family="text">
      <style:text-properties fo:color="#000000" fo:font-size="14pt" style:font-name-asian="標楷體" style:font-size-asian="14pt" style:language-asian="zh" style:country-asian="HK" style:font-size-complex="14pt"/>
    </style:style>
    <style:style style:name="T22" style:family="text">
      <style:text-properties fo:color="#000000" fo:font-size="14pt" style:font-name-asian="標楷體" style:font-size-asian="14pt" style:language-asian="zh" style:country-asian="TW" style:font-size-complex="14pt"/>
    </style:style>
    <style:style style:name="T23" style:family="text">
      <style:text-properties fo:color="#000000" fo:font-size="14pt" fo:language="en" fo:country="US" style:font-name-asian="標楷體" style:font-size-asian="14pt" style:font-size-complex="14pt"/>
    </style:style>
    <style:style style:name="T24" style:family="text">
      <style:text-properties fo:color="#000000" fo:font-size="14pt" fo:language="en" fo:country="US" style:font-name-asian="標楷體" style:font-size-asian="14pt" style:language-asian="zh" style:country-asian="HK" style:font-size-complex="14pt"/>
    </style:style>
    <style:style style:name="T25" style:family="text">
      <style:text-properties style:language-asian="zh" style:country-asian="TW"/>
    </style:style>
    <style:style style:name="T26" style:family="text">
      <style:text-properties fo:language="en" fo:country="US" style:language-asian="zh" style:country-asian="TW"/>
    </style:style>
    <style:style style:name="T27" style:family="text">
      <style:text-properties style:font-name="Times New Roman1" fo:font-size="14pt" fo:letter-spacing="0.049cm" fo:language="en" fo:country="US" style:font-name-asian="標楷體" style:font-size-asian="14pt" style:language-asian="zh" style:country-asian="TW" style:font-size-complex="14pt"/>
    </style:style>
    <text:list-style style:name="L1">
      <text:list-level-style-number text:level="1" text:style-name="WW_5f_CharLFO1LV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6LV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WW_5f_CharLFO6LVL2"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基隆市安樂地政事務所</text:p>
      <text:p text:style-name="P2">106年度6月份第2次主管會議紀錄</text:p>
      <text:p text:style-name="P2"/>
      <text:list xml:id="list2680512419410945228" text:style-name="L1">
        <text:list-item>
          <text:p text:style-name="P5">時間：中華民國106年6月<text:span text:style-name="T25">21</text:span>日下午2時整</text:p>
        </text:list-item>
        <text:list-item>
          <text:p text:style-name="P5">地點：三樓民眾談室</text:p>
        </text:list-item>
        <text:list-item>
          <text:p text:style-name="P5">主席：代理主任戴清文</text:p>
        </text:list-item>
        <text:list-item>
          <text:p text:style-name="P7"><text:span text:style-name="預設段落字型"><text:span text:style-name="T1">出席人員：陳</text:span></text:span><text:span text:style-name="預設段落字型"><text:span text:style-name="T2">慧懿</text:span></text:span><text:span text:style-name="預設段落字型"><text:span text:style-name="T1">、戴清文、周力行、李美玲、游玉玲 <text:s text:c="2"/>紀錄：陳苑蒨</text:span></text:span></text:p>
        </text:list-item>
        <text:list-item>
          <text:p text:style-name="P5">各單位報告事項：</text:p>
        </text:list-item>
      </text:list>
      <text:list xml:id="list615380839845839446" text:style-name="L2">
        <text:list-item>
          <text:p text:style-name="P11">第一課</text:p>
        </text:list-item>
      </text:list>
      <text:list xml:id="list7321272627227921367" text:style-name="L3">
        <text:list-item>
          <text:p text:style-name="P13">本課106年6月1日至6月23日止，實價登錄案件共234件，其中憑證申報210件，線上申報紙本送件計3件，本所代填申報計17件，撤銷40件，駁回0件，另電話通知申報計25件。</text:p>
        </text:list-item>
        <text:list-item>
          <text:p text:style-name="P12"><text:span text:style-name="T25">本課新進約僱人員何敏媛小姐已於</text:span><text:span text:style-name="T26">6</text:span><text:span text:style-name="T25">月</text:span><text:span text:style-name="T26">15</text:span><text:span text:style-name="T25">日到職，目前擔任登記案件之收件、計費工作。 </text:span><text:span text:style-name="T25"><text:s/></text:span></text:p>
        </text:list-item>
        <text:list-item>
          <text:p text:style-name="P8"><text:span text:style-name="T9">本課</text:span><text:span text:style-name="T11">105</text:span><text:span text:style-name="T9">年度特種考試錄取人員林課員素瑛及周課員詩穎，自</text:span><text:span text:style-name="T11">6</text:span><text:span text:style-name="T9">月</text:span><text:span text:style-name="T11">26</text:span><text:span text:style-name="T9">日起至</text:span><text:span text:style-name="T11">7</text:span><text:span text:style-name="T9">月</text:span><text:span text:style-name="T11">21</text:span><text:span text:style-name="T9">日止接受基礎訓練，其工作已安排由其他同仁分擔辦理</text:span><text:span text:style-name="T10">。</text:span></text:p>
        </text:list-item>
        <text:list-item>
          <text:p text:style-name="P8"><text:span text:style-name="T9">謝永新君因申請本市七堵區八堵段八堵北小段</text:span><text:span text:style-name="T11">170</text:span><text:span text:style-name="T9">、</text:span><text:span text:style-name="T11">170-1</text:span><text:span text:style-name="T9">地號毗鄰之未登記土地時效取得所有權登記案提起行政訴訟案，臺北高等行政法院將於</text:span><text:span text:style-name="T11">6</text:span><text:span text:style-name="T9">月</text:span><text:span text:style-name="T11">28</text:span><text:span text:style-name="T9">日召開準備程序，屆時由職與陳課員苑</text:span><text:span text:style-name="T10">蒨</text:span><text:span text:style-name="T9">出席。 <text:s text:c="2"/></text:span></text:p>
        </text:list-item>
      </text:list>
      <text:list xml:id="list29314302" text:style-name="L2">
        <text:list-item text:start-value="1">
          <text:p text:style-name="P11">第二課</text:p>
          <text:list>
            <text:list-item>
              <text:p text:style-name="P14"><text:span text:style-name="T4">市府地政處</text:span><text:span text:style-name="T6">6</text:span><text:span text:style-name="T4">月</text:span><text:span text:style-name="T6">15</text:span><text:span text:style-name="T4">日業務考核缺失，已積極檢討改進。</text:span><text:span text:style-name="T4"> <text:s/></text:span><text:span text:style-name="T8"><text:s/></text:span></text:p>
            </text:list-item>
            <text:list-item>
              <text:p text:style-name="P14"><text:span text:style-name="T4">本所安樂自辦重測區</text:span><text:span text:style-name="T6">6</text:span><text:span text:style-name="T4">月份重測工作會報於</text:span><text:span text:style-name="T6">6</text:span><text:span text:style-name="T4">月</text:span><text:span text:style-name="T6">13</text:span><text:span text:style-name="T4">日召開，目前地籍調查作業</text:span><text:span text:style-name="T6">(</text:span><text:span text:style-name="T4">自辦部分</text:span><text:span text:style-name="T6">)</text:span><text:span text:style-name="T4">已完成調查</text:span><text:span text:style-name="T6">362</text:span><text:span text:style-name="T4">筆，於近期內將陸續整理送審，委外測量部分測量公司正進行戶地測量作業中。</text:span><text:span text:style-name="T4"> <text:s/></text:span><text:s/></text:p>
            </text:list-item>
            <text:list-item>
              <text:p text:style-name="P14"><text:span text:style-name="T5">研商本所安樂自辦重測區範圍調整乙事，於</text:span><text:span text:style-name="T7">6</text:span><text:span text:style-name="T5">月</text:span><text:span text:style-name="T7">21</text:span><text:span text:style-name="T5">日邀請汐止地政事務所重測主辦人員來所指導及討論，目前正套圖分析研議中，於近日內陳報市府。</text:span><text:span text:style-name="T5"> </text:span></text:p>
            </text:list-item>
            <text:list-item>
              <text:p text:style-name="P14"><text:span text:style-name="T5">本課測量員職代預定於</text:span><text:span text:style-name="T7">7</text:span><text:span text:style-name="T5">月</text:span><text:span text:style-name="T7">5</text:span><text:span text:style-name="T5">日報到，已規劃由資深測量人員</text:span><text:soft-page-break/><text:span text:style-name="T5">協助及輔導，使該員及早進入工作狀況。</text:span><text:span text:style-name="T5"> </text:span></text:p>
            </text:list-item>
            <text:list-item>
              <text:p text:style-name="P9"><text:span text:style-name="T3">本課</text:span><text:span text:style-name="T27">2</text:span><text:span text:style-name="T3">名測量助理職缺迄今尚未補齊，又</text:span><text:span text:style-name="T27">2</text:span><text:span text:style-name="T3">名測量助理楊逢章、林基權亦將於</text:span><text:span text:style-name="T27">107</text:span><text:span text:style-name="T3">年</text:span><text:span text:style-name="T27">1</text:span><text:span text:style-name="T3">月及</text:span><text:span text:style-name="T27">7</text:span><text:span text:style-name="T3">月份屆齡退休，造成測量人力嚴</text:span><text:span text:style-name="T3">重不足，建議簽報甄選。 <text:s/></text:span></text:p>
            </text:list-item>
          </text:list>
        </text:list-item>
        <text:list-item>
          <text:p text:style-name="P11">第三課</text:p>
          <text:list>
            <text:list-item>
              <text:p text:style-name="P9"><text:span text:style-name="預設段落字型"><text:span text:style-name="T10">本月1日本市部份地區因豪雨釀災，各行政區地價承辦同仁即於次日赴災害區進行勘查及拍照，於本月地價教育訓練進行檢討，以為年底地價估價作業參考</text:span></text:span>。</text:p>
            </text:list-item>
            <text:list-item>
              <text:p text:style-name="P9"><text:span text:style-name="預設段落字型"><text:span text:style-name="T10">本課約僱人員陳慧英小姐因個人因素請辭，並於6月20日離職，其職缺將依規辦理徵才</text:span></text:span>。</text:p>
            </text:list-item>
            <text:list-item>
              <text:p text:style-name="P9"><text:span text:style-name="預設段落字型"><text:span text:style-name="T10">新進同仁許芷涵課員自6月26日至7月21日赴台中參加基礎訓練，該段期間業務己請其他區承辦同仁予以協助</text:span></text:span>。</text:p>
            </text:list-item>
            <text:list-item>
              <text:p text:style-name="P6">本所於6月7日起開始辦理財產及物品盤點工作，目前尚有部分同仁尚未繳回盤點清冊，請各課轉知同仁儘速完成。</text:p>
            </text:list-item>
          </text:list>
        </text:list-item>
        <text:list-item>
          <text:p text:style-name="P11">人事</text:p>
          <text:list>
            <text:list-item>
              <text:p text:style-name="P9"><text:span text:style-name="預設段落字型"><text:span text:style-name="T12">行政院人事行政總處委託公務人力發展中心製作之當前政府重大政策「社會安定計畫」數位課程，業於</text:span></text:span><text:span text:style-name="預設段落字型"><text:span text:style-name="T14">106</text:span></text:span><text:span text:style-name="預設段落字型"><text:span text:style-name="T12">年</text:span></text:span><text:span text:style-name="預設段落字型"><text:span text:style-name="T14">6</text:span></text:span><text:span text:style-name="預設段落字型"><text:span text:style-name="T12">月</text:span></text:span><text:span text:style-name="預設段落字型"><text:span text:style-name="T14">3</text:span></text:span><text:span text:style-name="預設段落字型"><text:span text:style-name="T12">日掛置「</text:span></text:span><text:span text:style-name="預設段落字型"><text:span text:style-name="T14">e</text:span></text:span><text:span text:style-name="預設段落字型"><text:span text:style-name="T12">等公務園」數位學習平臺，請同仁踴躍選讀。 <text:s/></text:span></text:span></text:p>
            </text:list-item>
            <text:list-item>
              <text:p text:style-name="P9"><text:span text:style-name="預設段落字型"><text:span text:style-name="T20">「公務人員考試錄取人員訓練辦法」部分條文業經考試院會同行政院、司法院於</text:span></text:span><text:span text:style-name="預設段落字型"><text:span text:style-name="T23">106</text:span></text:span><text:span text:style-name="預設段落字型"><text:span text:style-name="T20">年</text:span></text:span><text:span text:style-name="預設段落字型"><text:span text:style-name="T23">6</text:span></text:span><text:span text:style-name="預設段落字型"><text:span text:style-name="T20">月</text:span></text:span><text:span text:style-name="預設段落字型"><text:span text:style-name="T23">6</text:span></text:span><text:span text:style-name="預設段落字型"><text:span text:style-name="T20">日修正發布，惠請逕至本所網站查閱。 <text:s/></text:span></text:span></text:p>
            </text:list-item>
            <text:list-item>
              <text:p text:style-name="P9"><text:span text:style-name="預設段落字型"><text:span text:style-name="T20">檢送「中華民國</text:span></text:span><text:span text:style-name="預設段落字型"><text:span text:style-name="T23">107</text:span></text:span><text:span text:style-name="預設段落字型"><text:span text:style-name="T20">年政府行政機關辦公日曆表」，惠請同仁逕至本所網站差勤系統公布欄查閱。 <text:s/></text:span></text:span></text:p>
            </text:list-item>
            <text:list-item>
              <text:p text:style-name="P9"><text:span text:style-name="預設段落字型"><text:span text:style-name="T20">為減少同仁對</text:span></text:span><text:span text:style-name="預設段落字型"><text:span text:style-name="T23">106</text:span></text:span><text:span text:style-name="預設段落字型"><text:span text:style-name="T20">年國民旅遊卡新制疑義，交通部觀光局製作國民旅遊卡懶人包影片，業登載於該局「國民旅遊卡」新制專區網站</text:span></text:span><text:span text:style-name="預設段落字型"><text:span text:style-name="T23">(http://www.taiwan.net.tw/m1.aspx?SNo=0024167)</text:span></text:span><text:span text:style-name="預設段落字型"><text:span text:style-name="T20">及市府人事處網站首頁</text:span></text:span><text:span text:style-name="預設段落字型"><text:span text:style-name="T23">/</text:span></text:span><text:span text:style-name="預設段落字型"><text:span text:style-name="T20">主題服務項下，請自行上網參閱。 <text:s/></text:span></text:span></text:p>
            </text:list-item>
            <text:list-item>
              <text:p text:style-name="P9"><text:span text:style-name="預設段落字型"><text:span text:style-name="T20">檢送「工程獎金支給表補充規定」</text:span></text:span><text:span text:style-name="預設段落字型"><text:span text:style-name="T23">1</text:span></text:span><text:span text:style-name="預設段落字型"><text:span text:style-name="T20">份，惠請逕至本所網站查閱。 <text:s/></text:span></text:span></text:p>
            </text:list-item>
            <text:list-item>
              <text:p text:style-name="P9"><text:soft-page-break/><text:span text:style-name="預設段落字型"><text:span text:style-name="T21">公務人員考試錄取人員訓練辦法部分條文修正案，業經考試院、行政院及司法院於民國</text:span></text:span><text:span text:style-name="預設段落字型"><text:span text:style-name="T24">106</text:span></text:span><text:span text:style-name="預設段落字型"><text:span text:style-name="T21">年</text:span></text:span><text:span text:style-name="預設段落字型"><text:span text:style-name="T24">6</text:span></text:span><text:span text:style-name="預設段落字型"><text:span text:style-name="T21">月</text:span></text:span><text:span text:style-name="預設段落字型"><text:span text:style-name="T24">6</text:span></text:span><text:span text:style-name="預設段落字型"><text:span text:style-name="T21">日會銜修正發布，有關該辦法修正重點及修正施行後之適用原則，惠請逕至本所網站查閱。</text:span></text:span></text:p>
            </text:list-item>
            <text:list-item>
              <text:p text:style-name="P9"><text:span text:style-name="預設段落字型"><text:span text:style-name="T21">「退休</text:span></text:span><text:span text:style-name="預設段落字型"><text:span text:style-name="T24">(</text:span></text:span><text:span text:style-name="預設段落字型"><text:span text:style-name="T21">伍</text:span></text:span><text:span text:style-name="預設段落字型"><text:span text:style-name="T24">)</text:span></text:span><text:span text:style-name="預設段落字型"><text:span text:style-name="T21">軍公教人員年終慰問金發給辦法」業經行政院於</text:span></text:span><text:span text:style-name="預設段落字型"><text:span text:style-name="T24">106</text:span></text:span><text:span text:style-name="預設段落字型"><text:span text:style-name="T21">年</text:span></text:span><text:span text:style-name="預設段落字型"><text:span text:style-name="T24">6</text:span></text:span><text:span text:style-name="預設段落字型"><text:span text:style-name="T21">月</text:span></text:span><text:span text:style-name="預設段落字型"><text:span text:style-name="T24">13</text:span></text:span><text:span text:style-name="預設段落字型"><text:span text:style-name="T21">日以院授人給字第</text:span></text:span><text:span text:style-name="預設段落字型"><text:span text:style-name="T24">10600483591</text:span></text:span><text:span text:style-name="預設段落字型"><text:span text:style-name="T21">號令修正發布施行，惠請逕至本所網站查閱。</text:span></text:span><text:span text:style-name="預設段落字型"><text:span text:style-name="T22"> </text:span></text:span><text:span text:style-name="預設段落字型"><text:span text:style-name="T21">'</text:span></text:span></text:p>
            </text:list-item>
            <text:list-item>
              <text:p text:style-name="P9"><text:span text:style-name="預設段落字型"><text:span text:style-name="T21">中華民國</text:span></text:span><text:span text:style-name="預設段落字型"><text:span text:style-name="T24">106</text:span></text:span><text:span text:style-name="預設段落字型"><text:span text:style-name="T21">年</text:span></text:span><text:span text:style-name="預設段落字型"><text:span text:style-name="T24">4</text:span></text:span><text:span text:style-name="預設段落字型"><text:span text:style-name="T21">月</text:span></text:span><text:span text:style-name="預設段落字型"><text:span text:style-name="T24">19</text:span></text:span><text:span text:style-name="預設段落字型"><text:span text:style-name="T21">日制定公布之「行政院人事行政總處公務人力發展學院組織法」，行政院定自</text:span></text:span><text:span text:style-name="預設段落字型"><text:span text:style-name="T24">106</text:span></text:span><text:span text:style-name="預設段落字型"><text:span text:style-name="T21">年</text:span></text:span><text:span text:style-name="預設段落字型"><text:span text:style-name="T24">7</text:span></text:span><text:span text:style-name="預設段落字型"><text:span text:style-name="T21">月</text:span></text:span><text:span text:style-name="預設段落字型"><text:span text:style-name="T24">7</text:span></text:span><text:span text:style-name="預設段落字型"><text:span text:style-name="T21">日施行，並於</text:span></text:span><text:span text:style-name="預設段落字型"><text:span text:style-name="T24">106</text:span></text:span><text:span text:style-name="預設段落字型"><text:span text:style-name="T21">年</text:span></text:span><text:span text:style-name="預設段落字型"><text:span text:style-name="T24">6</text:span></text:span><text:span text:style-name="預設段落字型"><text:span text:style-name="T21">月</text:span></text:span><text:span text:style-name="預設段落字型"><text:span text:style-name="T24">19</text:span></text:span><text:span text:style-name="預設段落字型"><text:span text:style-name="T21">日以院授人組字第</text:span></text:span><text:span text:style-name="預設段落字型"><text:span text:style-name="T24">10600489061</text:span></text:span><text:span text:style-name="預設段落字型"><text:span text:style-name="T21">號令發布，惠請逕至本所網站查閱。 </text:span></text:span><text:span text:style-name="預設段落字型"><text:span text:style-name="T22"><text:s text:c="2"/></text:span></text:span></text:p>
            </text:list-item>
          </text:list>
        </text:list-item>
        <text:list-item>
          <text:p text:style-name="P11">會計</text:p>
          <text:list>
            <text:list-item>
              <text:p text:style-name="P9"><text:span text:style-name="預設段落字型"><text:span text:style-name="T2">行政院主計總處有關「106年6月各機關統計調查一覽表」已公佈於行政院主計總處網站，請轉知同仁或請同仁至該網站查詢、運用，避免詐騙案件發生並提升對於政府統計調查之認知</text:span></text:span><text:span text:style-name="T2">。</text:span></text:p>
            </text:list-item>
          </text:list>
        </text:list-item>
      </text:list>
      <text:p text:style-name="P3"/>
      <text:list xml:id="list2934992334688995423" text:style-name="L4">
        <text:list-item>
          <text:p text:style-name="P10"><text:span text:style-name="預設段落字型"><text:span text:style-name="T1">主席指示事項</text:span></text:span></text:p>
          <text:list>
            <text:list-item>
              <text:p text:style-name="P15"><text:span text:style-name="預設段落字型"><text:span text:style-name="T15">近期內有同仁辭職或參加公務人員基礎訓練，請相關主管調配工作，以免影響行政時效。 </text:span></text:span></text:p>
            </text:list-item>
            <text:list-item>
              <text:p text:style-name="P16"><text:span text:style-name="T17">本所安樂自辦重測區地籍調查表請儘速整理送審，以免延誤工作期程</text:span><text:span text:style-name="T18">。</text:span><text:span text:style-name="T19"> </text:span></text:p>
            </text:list-item>
            <text:list-item>
              <text:p text:style-name="P16"><text:span text:style-name="T17">新進人測量員請加強協助及輔導，本所</text:span><text:span text:style-name="T16">2</text:span><text:span text:style-name="T17">名測量助理職缺遞補乙事，請循程序簽報市府同意甄選。</text:span><text:span text:style-name="T19"> </text:span></text:p>
              <text:p text:style-name="P10"><text:span text:style-name="預設段落字型"><text:span text:style-name="T13"/></text:span></text:p>
            </text:list-item>
          </text:list>
        </text:list-item>
        <text:list-item>
          <text:p text:style-name="P10"><text:span text:style-name="預設段落字型"><text:span text:style-name="T1">散會：下午</text:span></text:span><text:span text:style-name="預設段落字型"><text:span text:style-name="T1">2</text:span></text:span><text:span text:style-name="預設段落字型"><text:span text:style-name="T1">時</text:span></text:span><text:span text:style-name="預設段落字型"><text:span text:style-name="T1">30</text:span></text:span><text:span text:style-name="預設段落字型"><text:span text:style-name="T1">分</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TW"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標號"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9pt" fo:hyphenate="true" fo:hyphenation-remain-char-count="0" fo:hyphenation-push-char-count="0"/>
    </style:style>
    <style:style style:name="預設段落字型" style:family="text"/>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頁首_20_字元" style:display-name="頁首 字元" style:family="text" style:parent-style-name="預設段落字型">
      <style:text-properties fo:font-size="10pt" style:font-size-asian="10pt" style:font-size-complex="9pt"/>
    </style:style>
    <style:style style:name="WW_5f_CharLFO1LVL1" style:display-name="WW_CharLFO1LVL1" style:family="text">
      <style:text-properties style:font-name="標楷體" fo:font-size="14pt" style:font-name-asian="標楷體" style:font-size-asian="14pt" style:font-size-complex="14pt"/>
    </style:style>
    <style:style style:name="WW_5f_CharLFO2LVL2" style:display-name="WW_CharLFO2LVL2" style:family="text">
      <style:text-properties fo:font-size="14pt" style:font-name-asian="標楷體" style:font-size-asian="14pt" style:font-size-complex="14pt"/>
    </style:style>
    <style:style style:name="WW_5f_CharLFO2LVL3" style:display-name="WW_CharLFO2LVL3" style:family="text">
      <style:text-properties fo:font-size="14pt" style:font-name-asian="標楷體" style:font-size-asian="14pt" style:font-size-complex="14pt"/>
    </style:style>
    <style:style style:name="WW_5f_CharLFO2LVL4" style:display-name="WW_CharLFO2LVL4" style:family="text">
      <style:text-properties style:font-name="StarSymbol" style:font-name-asian="OpenSymbol" style:font-name-complex="OpenSymbol"/>
    </style:style>
    <style:style style:name="WW_5f_CharLFO3LVL1" style:display-name="WW_CharLFO3LVL1" style:family="text">
      <style:text-properties fo:font-size="14pt" style:font-name-asian="標楷體" style:font-size-asian="14pt" style:font-size-complex="14pt"/>
    </style:style>
    <style:style style:name="WW_5f_CharLFO3LVL2" style:display-name="WW_CharLFO3LVL2" style:family="text">
      <style:text-properties fo:font-size="14pt" style:font-name-asian="標楷體" style:font-size-asian="14pt" style:font-size-complex="14pt"/>
    </style:style>
    <style:style style:name="WW_5f_CharLFO3LVL3" style:display-name="WW_CharLFO3LVL3" style:family="text">
      <style:text-properties fo:font-size="14pt" style:font-name-asian="標楷體" style:font-size-asian="14pt" style:font-size-complex="14pt"/>
    </style:style>
    <style:style style:name="WW_5f_CharLFO3LVL4" style:display-name="WW_CharLFO3LVL4" style:family="text">
      <style:text-properties fo:font-size="14pt" style:font-name-asian="標楷體" style:font-size-asian="14pt" style:font-size-complex="14pt"/>
    </style:style>
    <style:style style:name="WW_5f_CharLFO3LVL5" style:display-name="WW_CharLFO3LVL5" style:family="text">
      <style:text-properties fo:font-size="14pt" style:font-name-asian="標楷體" style:font-size-asian="14pt" style:font-size-complex="14pt"/>
    </style:style>
    <style:style style:name="WW_5f_CharLFO3LVL6" style:display-name="WW_CharLFO3LVL6" style:family="text">
      <style:text-properties fo:font-size="14pt" style:font-name-asian="標楷體" style:font-size-asian="14pt" style:font-size-complex="14pt"/>
    </style:style>
    <style:style style:name="WW_5f_CharLFO3LVL7" style:display-name="WW_CharLFO3LVL7" style:family="text">
      <style:text-properties fo:font-size="14pt" style:font-name-asian="標楷體" style:font-size-asian="14pt" style:font-size-complex="14pt"/>
    </style:style>
    <style:style style:name="WW_5f_CharLFO3LVL8" style:display-name="WW_CharLFO3LVL8" style:family="text">
      <style:text-properties fo:font-size="14pt" style:font-name-asian="標楷體" style:font-size-asian="14pt" style:font-size-complex="14pt"/>
    </style:style>
    <style:style style:name="WW_5f_CharLFO3LVL9" style:display-name="WW_CharLFO3LVL9" style:family="text">
      <style:text-properties fo:font-size="14pt" style:font-name-asian="標楷體" style:font-size-asian="14pt" style:font-size-complex="14pt"/>
    </style:style>
    <style:style style:name="WW_5f_CharLFO5LVL2" style:display-name="WW_CharLFO5LVL2" style:family="text">
      <style:text-properties fo:font-size="14pt" style:font-size-asian="14pt"/>
    </style:style>
    <style:style style:name="WW_5f_CharLFO5LVL3" style:display-name="WW_CharLFO5LVL3" style:family="text">
      <style:text-properties fo:font-size="14pt" style:font-name-asian="標楷體" style:font-size-asian="14pt" style:font-size-complex="14pt"/>
    </style:style>
    <style:style style:name="WW_5f_CharLFO5LVL4" style:display-name="WW_CharLFO5LVL4" style:family="text">
      <style:text-properties style:font-name="StarSymbol" style:font-name-asian="OpenSymbol" style:font-name-complex="OpenSymbol"/>
    </style:style>
    <style:style style:name="WW_5f_CharLFO6LVL1" style:display-name="WW_CharLFO6LVL1" style:family="text">
      <style:text-properties style:font-name="標楷體" fo:font-size="14pt" style:font-name-asian="標楷體" style:font-size-asian="14pt"/>
    </style:style>
    <style:style style:name="WW_5f_CharLFO6LVL2" style:display-name="WW_CharLFO6LVL2" style:family="text">
      <style:text-properties fo:font-size="14pt" style:font-name-asian="標楷體" style:font-size-asian="14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3</text:page-number>/<text:page-count>3</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登記課 安樂地政</meta:initial-creator>
    <dc:creator>安樂地政 </dc:creator>
    <meta:creation-date>2016-06-29T13:28:00Z</meta:creation-date>
    <dc:date>2017-06-26T17:13:14.16</dc:date>
    <meta:editing-cycles>85</meta:editing-cycles>
    <meta:editing-duration>PT7H38M27S</meta:editing-duration>
    <meta:printed-by>安樂地政 </meta:printed-by>
    <meta:print-date>2017-06-01T11:30:46.99</meta:print-date>
    <meta:document-statistic meta:table-count="0" meta:image-count="0" meta:object-count="0" meta:page-count="3" meta:paragraph-count="40" meta:word-count="1633" meta:character-count="1833"/>
    <meta:template xlink:type="simple" xlink:actuate="onRequest" xlink:title="" xlink:href="../../../../研考/研考/會議資料/主管會議_週/1.會議紀錄/主管會議-1060414.odt/Normal"/>
  </office:meta>
</office:document-meta>
</file>